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ExtUrlPostProcessor.postProcessBeanFactory( ConfigurableListableBeanFactory beanFactoryToPro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ExtUrlBeanDefinitionVisitor.resolveStringValue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ExtUrlPostProcesso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tUrlPostProcessor.setBean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tUrlPostProcessor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tUrlPostProcess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tUrlPostProcess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